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2365011446645229576"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2898848363425642655"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9055605352422476015"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4552905251439014744"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471611791577729353"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7732834077979860607"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771103628099686693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198704212110703055"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7485127" text:continue-list="list771103628099686693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761102402525528181"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494654"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484545"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7470526" text:continue-numbering="true" text:style-name="L9">
        <text:list-item>
          <text:list>
            <text:list-header>
              <text:p text:style-name="P213">Warm down: <text:span text:style-name="T3">0.25 mile jog home</text:span></text:p>
              <text:p text:style-name="P214"/>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7465189"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492937"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196082901777506998"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5861401649534567521"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726982121557530251"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487374" text:continue-numbering="true" text:style-name="L12">
        <text:list-item>
          <text:list>
            <text:list-header>
              <text:p text:style-name="P218">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244464065911939910" text:style-name="L13">
        <text:list-item>
          <text:list>
            <text:list-header>
              <text:p text:style-name="P207">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253625794995953777"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738155808090019286" text:style-name="L15">
        <text:list-item>
          <text:list>
            <text:list-header>
              <text:p text:style-name="P184">1.5 miles averaging about 9:40/mile and rest 1 min</text:p>
            </text:list-header>
          </text:list>
        </text:list-item>
      </text:list>
      <text:p text:style-name="P24">1 mile in 8:26 and rest 2 min</text:p>
      <text:list xml:id="list3549798056514546784"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58725805456009785" text:style-name="L17">
        <text:list-item>
          <text:list>
            <text:list-header>
              <text:p text:style-name="P186">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473650" text:continue-numbering="true" text:style-name="L17">
        <text:list-item>
          <text:list>
            <text:list-header>
              <text:p text:style-name="P186">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741680107211003266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473870047568414386"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147192833699693318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7475170" text:continue-list="list5473870047568414386" text:style-name="L19">
        <text:list-item>
          <text:list>
            <text:list-header>
              <text:p text:style-name="P188">(Pace*HR)=1240</text:p>
            </text:list-header>
          </text:list>
        </text:list-item>
      </text:list>
      <text:list xml:id="list37476393" text:continue-list="list7416801072110032661" text:style-name="L18">
        <text:list-item>
          <text:list>
            <text:list-header>
              <text:p text:style-name="P187">2 miles at 10:46/mile Ave HR= 121 bpm and rest a few minutes</text:p>
            </text:list-header>
          </text:list>
        </text:list-item>
      </text:list>
      <text:list xml:id="list37483965" text:continue-list="list37475170"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7489210"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045520447853905279"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054360135189255236"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683241257342323873"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569536210073317011" text:style-name="L24">
        <text:list-item>
          <text:p text:style-name="P217">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441484046518016364"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605953475912492279"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7483100" text:continue-numbering="true" text:style-name="L26">
        <text:list-item>
          <text:list>
            <text:list-header>
              <text:p text:style-name="P192">0.1 mile lead in to a 4 mile run</text:p>
              <text:p text:style-name="P210">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470753"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723648989994593582"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75450039792485600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23710045672460129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9197687098382833235"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969396361493778243"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591333092213821056" text:style-name="L32">
        <text:list-item>
          <text:list>
            <text:list-header>
              <text:p text:style-name="P198">0.25 miles in 2:54</text:p>
              <text:p text:style-name="P198">1 mile in 9:21 going faster as I ran and ending at around 8:30 pace</text:p>
            </text:list-header>
          </text:list>
        </text:list-item>
      </text:list>
      <text:list xml:id="list10337127946898593"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703532105635425668"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05477865184717193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841395202204543338" text:style-name="L36">
        <text:list-item>
          <text:list>
            <text:list-header>
              <text:p text:style-name="P205">1.5 miles on a treadmill including 2 x 0.5 miles in 5:02 and 5:00</text:p>
              <text:p text:style-name="P205">In the afternoon:</text:p>
              <text:p text:style-name="P205">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52550808072147655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391681740707716759"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1">At this pace, it is better to walk and run not just walk.</text:p>
      <text:p text:style-name="P41"/>
      <text:p text:style-name="P24">Tues Sept 10, 2024 <text:span text:style-name="T2">2.5 miles</text:span> running </text:p>
      <text:p text:style-name="P24">Warm up: 0.5 miles to the cemetery loop</text:p>
      <text:p text:style-name="P24">Run: 5 loops (1.6 miles) in 22:32 or 14:14/mile</text:p>
      <text:p text:style-name="P41">Ave HR was about 120 bpm at the end.</text:p>
      <text:p text:style-name="P41">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1"/>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Sun Sept 15, 2024 <text:span text:style-name="T2">2.90 miles</text:span> running and 0.95 miles walking</text:p>
      <text:list xml:id="list8153529863326295684" text:style-name="L39">
        <text:list-item>
          <text:list>
            <text:list-header>
              <text:p text:style-name="P204">Warm up: 0.5 miles all down hill to the Wise Center in 5:35 and rest a few minutes</text:p>
              <text:p text:style-name="P204">Trial 1: Run/walk on a treadmill: I alternated walking and running every 0.15 miles for 0.9 miles. Walking pace: 16:13/mile, Running pace: 12:00, Overall pace: about 14:10, </text:p>
              <text:p text:style-name="P204">Ave HR: 104 bpm </text:p>
              <text:p text:style-name="P204">short rest</text:p>
              <text:p text:style-name="P204">Trial 2: Run/walk: The same as above except for 1 mile, alternating every 0.25 miles</text:p>
              <text:p text:style-name="P204">Ave HR: <text:s/>96 bpm </text:p>
              <text:p text:style-name="P204">Trial 3: <text:s/>The same as Trial 1</text:p>
              <text:p text:style-name="P204">Ave HR: <text:s/>99 bpm</text:p>
              <text:p text:style-name="P204">Jogged 1 mile on treadmill</text:p>
              <text:p text:style-name="P204">Ran home, mainly all up hill ½ mile in 6:00</text:p>
            </text:list-header>
          </text:list>
        </text:list-item>
      </text:list>
      <text:p text:style-name="P24"/>
      <text:p text:style-name="P24">Mon Sept 16, 2024 <text:span text:style-name="T2">4.90 miles</text:span> running and 3.57 miles walking</text:p>
      <text:p text:style-name="P10">In the morning:</text:p>
      <text:p text:style-name="P24">Warm up: 0.5 miles to the cemetery loop</text:p>
      <text:p text:style-name="P24">Run/walk: 7 loops (2.24 miles) in 32:12 or 14:21/mile</text:p>
      <text:p text:style-name="P24">I walked 0.16 miles during each 0.32 mile loop. So 1.12 miles walking and 1.12 miles running. Ave HR: 142 bpm</text:p>
      <text:p text:style-name="P24">Warm down: 0.5 miles home </text:p>
      <text:p text:style-name="P10">In the afternoon:</text:p>
      <text:p text:style-name="P24">Warm up: 0.5 miles to the cemetery loop</text:p>
      <text:p text:style-name="P24">Run/walk: 7 loops (2.24 miles) in 32:12 or 14:21/mile</text:p>
      <text:p text:style-name="P24">I walked 0.16 miles during each 0.32 mile loop. So 1.12 miles walking and 1.12 miles running. Ave HR: ?</text:p>
      <text:p text:style-name="P24">Rest a few minutes </text:p>
      <text:p text:style-name="P24"><text:soft-page-break/>Run/walk: 7 loops (2.24 miles) in 31:08 or 13:54/mile</text:p>
      <text:p text:style-name="P24">I walked 0.19 miles and ran 0.13 miles during each 0.32 mile loop. So 1.33 miles walking and 0.91 miles running. Ave HR: 111 bpm</text:p>
      <text:p text:style-name="P24">I think I walked and ran faster just because I was doing this walk/run at the same time 12 runners were doing 6x1/2 mile on the loop. </text:p>
      <text:p text:style-name="P24">Warm down: 0.25 miles home</text:p>
      <text:p text:style-name="P24"/>
      <text:p text:style-name="P24">Tues Sept 17, 2024 <text:span text:style-name="T2">1.9 miles</text:span> running and <text:s/>miles 1.33 walking</text:p>
      <text:p text:style-name="P24">Warm up: 0.5 miles to the cemetery loop</text:p>
      <text:p text:style-name="P24">Run/walk: 7 loops (2.24 miles) in 32:19 or 14:27/mile</text:p>
      <text:p text:style-name="P24">I walked 0.19 miles and ran 0.13 miles during each 0.32 mile loop. So 1.33 miles walking and 0.91 miles running. Ave HR: 91 bpm!!</text:p>
      <text:p text:style-name="P24">Warm down: 0.5 miles home </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text:soft-page-break/>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3">Splits: 8:33, 8:47, 8:50, 9:25, 8:08</text:span></text:p>
      <text:p text:style-name="P15"/>
      <text:list xml:id="list3119486312342694884" text:style-name="L40">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oft-page-break/><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17T17:13:43.74</dc:date>
    <dc:creator>James Lombardi</dc:creator>
    <meta:editing-duration>P33DT19H24M22S</meta:editing-duration>
    <meta:editing-cycles>2370</meta:editing-cycles>
    <meta:generator>OpenOffice/4.1.2$Win32 OpenOffice.org_project/412m3$Build-9782</meta:generator>
    <meta:document-statistic meta:table-count="0" meta:image-count="9" meta:object-count="0" meta:page-count="233" meta:paragraph-count="6866" meta:word-count="73441" meta:character-count="375529"/>
  </office:meta>
</office:document-meta>
</file>